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versations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Memento mori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Con una certa espressione parlante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Streichquartett 1985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string" calcext:value-type="string">
            <text:p>Orgue de Cologne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Carambol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Helix 1.0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Helix 2.0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BWV 1007a</text:p>
          </table:table-cell>
          <table:table-cell office:value-type="float" office:value="1986" calcext:value-type="float">
            <text:p>1986</text:p>
          </table:table-cell>
          <table:table-cell/>
        </table:table-row>
        <table:table-row table:style-name="ro1">
          <table:table-cell office:value-type="string" calcext:value-type="string">
            <text:p>met him pike trousers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Proportional Circles 2314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In the Cage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table:style-name="ce1" office:value-type="string" calcext:value-type="string">
            <text:p>COMPOSE for xLOG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Oh tiempo tus piramides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Abolition...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Rudiments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...et consumimur igni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Zungenreden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Close the Gap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In Girum. Imus. Nocte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In's Offene!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Space Art Transmission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string" calcext:value-type="string">
            <text:p>Partikel-Bewegungen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Rapprochement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table:style-name="ce1" office:value-type="string" calcext:value-type="string">
            <text:p>RTC-lib</text:p>
          </table:table-cell>
          <table:table-cell office:value-type="float" office:value="1993" calcext:value-type="float">
            <text:p>19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ntsagung</text:p>
          </table:table-cell>
          <table:table-cell office:value-type="float" office:value="1991" calcext:value-type="float">
            <text:p>1991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Klanglabyrinth</text:p>
          </table:table-cell>
          <table:table-cell office:value-type="float" office:value="1992" calcext:value-type="float">
            <text:p>199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Lexikon-Sonate</text:p>
          </table:table-cell>
          <table:table-cell office:value-type="float" office:value="1992" calcext:value-type="float">
            <text:p>1992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Déviation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string" calcext:value-type="string">
            <text:p>Cross the Border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Intervention</text:p>
          </table:table-cell>
          <table:table-cell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absence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O rosa bella</text:p>
          </table:table-cell>
          <table:table-cell office:value-type="float" office:value="1981" calcext:value-type="float">
            <text:p>198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Amazing Maze</text:p>
          </table:table-cell>
          <table:table-cell office:value-type="float" office:value="1993" calcext:value-type="float">
            <text:p>19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indShipMind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Préambule – Pierrot/Arlequin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Lexikon-Oracle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...wird sichtbar am Horizont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string" calcext:value-type="string">
            <text:p>Lexikon-Sonate online...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Interferences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elision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>
          <table:table-cell office:value-type="string" calcext:value-type="string">
            <text:p>à trois – seul</text:p>
          </table:table-cell>
          <table:table-cell office:value-type="float" office:value="1997" calcext:value-type="float">
            <text:p>1997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Champ d'Action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Lexicon-Lecture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Lexikon-Projekt</text:p>
          </table:table-cell>
          <table:table-cell office:value-type="float" office:value="1996" calcext:value-type="float">
            <text:p>19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mise en scène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 office:value-type="float" office:value="1998" calcext:value-type="float">
            <text:p>1998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Karlheinz Essl's Playing Strategies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mailto:m@ze" xlink:type="simple">m@ze</text:a>°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onVex</text:p>
          </table:table-cell>
          <table:table-cell office:value-type="float" office:value="1999" calcext:value-type="float">
            <text:p>1999</text:p>
          </table:table-cell>
          <table:table-cell/>
        </table:table-row>
        <table:table-row table:style-name="ro1">
          <table:table-cell office:value-type="string" calcext:value-type="string">
            <text:p>da braccio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more or less</text:p>
          </table:table-cell>
          <table:table-cell office:value-type="float" office:value="1999" calcext:value-type="float">
            <text:p>1999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onward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The Untempered Piano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four2eight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es wird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Replay PLAYer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upward, behind the onstream it mooned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ALLgebrah. Eine Kopfweit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Temps fugitiv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ON FIRE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GRIDS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string" calcext:value-type="string">
            <text:p>downside up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BREAKAWAYS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à la recherche de la voix perdu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DISTANCE OF THE MOON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PENDENTE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Sonnez la cloche!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PECIAL EDITION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Sieben Tore ins Land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string" calcext:value-type="string">
            <text:p>carl mayer, scenar(t)ist – berlin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Gold.Berg.Werk</text:p>
          </table:table-cell>
          <table:table-cell office:value-type="float" office:value="2003" calcext:value-type="float">
            <text:p>200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oors / Vrata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egreto spazial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TREAMING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Le mystère d'orgue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float" office:value="2003" calcext:value-type="float">
            <text:p>2003</text:p>
          </table:table-cell>
          <table:table-cell/>
        </table:table-row>
        <table:table-row table:style-name="ro1">
          <table:table-cell office:value-type="string" calcext:value-type="string">
            <text:p>Seelewaschen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ULURU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ction rituelle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el-emen'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dance:storm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blurB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Nach viermal geht die Sonne auf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Faites vos jeux!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Father Earth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FontanaMixer</text:p>
          </table:table-cell>
          <table:table-cell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string" calcext:value-type="string">
            <text:p>and thank you I don't think we will meet again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Balkonszen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ides</text:p>
          </table:table-cell>
          <table:table-cell office:value-type="float" office:value="2004" calcext:value-type="float">
            <text:p>2004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sculptur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Kalimba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Through the Curly Rain-Taps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WebernUhrWerk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WebernSpielWerk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uge de Rouge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string" calcext:value-type="string">
            <text:p>Nature / morte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2005" calcext:value-type="float">
            <text:p>200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Drowned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Von Hirschen und Röhren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2006" calcext:value-type="float">
            <text:p>2006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inside/out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Panta Rhei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(7x7)^7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Oracle Night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AIR BORNE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Berliner Luft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Deconstructing Mozart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Leimung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string" calcext:value-type="string">
            <text:p>missing electronic part of Spiegel III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blurred</text:p>
          </table:table-cell>
          <table:table-cell office:value-type="float" office:value="2007" calcext:value-type="float">
            <text:p>200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Stimmen.Höre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FRÄULEIN ATLANTIS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WebernWeben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string" calcext:value-type="string">
            <text:p>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non Sequitur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Listen Thing</text:p>
          </table:table-cell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string" calcext:value-type="string">
            <text:p>BOCHUMSTE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While my guitars gently whip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KlangDerWisch</text:p>
          </table:table-cell>
          <table:table-cell office:value-type="float" office:value="2009" calcext:value-type="float">
            <text:p>2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andora's Secret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Take the C Train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tune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Demo Crazy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Chemi(s)e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string" calcext:value-type="string">
            <text:p>whatever shall be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Proper Tie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Hypostasis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string" calcext:value-type="string">
            <text:p>Sterbebett mit Pappendeckeln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amiliar Strangers</text:p>
          </table:table-cell>
          <table:table-cell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string" calcext:value-type="string">
            <text:p>juncTions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!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under wood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Miles to go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Suspended Suspense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string" calcext:value-type="string">
            <text:p>WalkürenWalk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Tritan's Lament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not yet over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arsifal-Kristall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Pachinko</text:p>
          </table:table-cell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string" calcext:value-type="string">
            <text:p>Herbecks Verspechen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VIRIBVS VNITI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RESONAVIT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Natura naturan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Über Österreich – Juwele des Landes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Herbeck extended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string" calcext:value-type="string">
            <text:p>Omnia in omnibus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O MATA GO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Autumn's leaving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imagination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Mozart-Lamento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river_run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string" calcext:value-type="string">
            <text:p>exit*glue</text:p>
          </table:table-cell>
          <table:table-cell office:value-type="float" office:value="2016" calcext:value-type="float">
            <text:p>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8:00:56.678600575</meta:creation-date>
    <dc:date>2016-05-30T18:30:19.411111639</dc:date>
    <meta:editing-duration>PT7M12S</meta:editing-duration>
    <meta:editing-cycles>1</meta:editing-cycles>
    <meta:document-statistic meta:table-count="1" meta:cell-count="367" meta:object-count="0"/>
    <meta:generator>LibreOffice/4.2.8.2$Linux_X86_64 LibreOffice_project/420m0$Build-2</meta:generator>
  </office:meta>
</office:document-meta>
</file>